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pitch="variable"/>
    <style:font-face style:name="Curlz MT" svg:font-family="'Curlz MT'" style:font-family-generic="decorative"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text-properties style:font-name="Arial" fo:font-size="10pt" fo:font-weight="normal"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5"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6" style:family="paragraph" style:parent-style-name="Standard">
      <style:text-properties style:font-name="Arial" fo:font-size="12pt" fo:font-weight="normal" style:font-size-asian="12pt" style:font-weight-asian="normal" style:font-size-complex="12pt" style:font-weight-complex="normal"/>
    </style:style>
    <style:style style:name="P7" style:family="paragraph" style:parent-style-name="Standard" style:list-style-name="L1">
      <style:text-properties style:font-name="Arial" fo:font-size="10pt" fo:font-weight="normal" style:font-size-asian="10pt" style:font-weight-asian="normal" style:font-size-complex="10pt" style:font-weight-complex="normal"/>
    </style:style>
    <style:style style:name="P8" style:family="paragraph" style:parent-style-name="Standard" style:list-style-name="L2">
      <style:text-properties style:font-name="Arial" fo:font-size="10pt" fo:font-weight="normal" officeooo:paragraph-rsid="0015a3ed" style:font-size-asian="10pt" style:font-weight-asian="normal" style:font-size-complex="10pt" style:font-weight-complex="normal"/>
    </style:style>
    <style:style style:name="P9" style:family="paragraph" style:parent-style-name="Standard" style:list-style-name="L3">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11" style:family="paragraph">
      <style:paragraph-properties fo:text-align="center"/>
      <style:text-properties style:font-name="Snap ITC" fo:font-size="12pt"/>
    </style:style>
    <style:style style:name="P12" style:family="paragraph">
      <loext:graphic-properties draw:opacity="0%"/>
      <style:paragraph-properties fo:text-align="center" style:writing-mode="lr-tb"/>
      <style:text-properties style:font-name="Snap ITC" fo:font-size="12pt"/>
    </style:style>
    <style:style style:name="T1" style:family="text">
      <style:text-properties officeooo:rsid="0015a3ed"/>
    </style:style>
    <style:style style:name="T2" style:family="text">
      <style:text-properties style:font-name="Snap ITC"/>
    </style:style>
    <style:style style:name="T3" style:family="text">
      <style:text-properties style:font-name="Snap ITC" fo:font-size="16pt" style:font-size-asian="16pt" style:font-size-complex="16pt"/>
    </style:style>
    <style:style style:name="T4" style:family="text">
      <style:text-properties style:font-name="Snap ITC" fo:font-size="16pt" fo:font-style="normal" style:font-size-asian="16pt" style:font-style-asian="normal" style:font-size-complex="16pt" style:font-style-complex="normal"/>
    </style:style>
    <style:style style:name="T5" style:family="text">
      <style:text-properties style:font-name="Snap ITC" fo:font-size="16pt" fo:font-style="normal" fo:font-weight="bold" style:font-size-asian="16pt" style:font-style-asian="normal" style:font-weight-asian="bold" style:font-size-complex="16pt" style:font-style-complex="normal" style:font-weight-complex="bold"/>
    </style:style>
    <style:style style:name="T6" style:family="text">
      <style:text-properties style:font-name="Snap ITC" fo:font-size="20pt" fo:font-style="normal" style:text-underline-style="none" fo:font-weight="bold" style:font-size-asian="20pt" style:font-style-asian="normal" style:font-weight-asian="bold" style:font-size-complex="20pt" style:font-style-complex="normal" style:font-weight-complex="bold"/>
    </style:style>
    <style:style style:name="T7" style:family="text">
      <style:text-properties style:font-name="Curlz MT" fo:font-size="20pt" fo:font-style="normal" fo:font-weight="bold" style:font-size-asian="20pt" style:font-style-asian="normal" style:font-weight-asian="bold" style:font-size-complex="20pt" style:font-style-complex="normal" style:font-weight-complex="bold"/>
    </style:style>
    <style:style style:name="T8" style:family="text">
      <style:text-properties style:font-name="Curlz MT" fo:font-style="normal" style:font-style-asian="normal" style:font-style-complex="normal"/>
    </style:style>
    <style:style style:name="T9" style:family="text">
      <style:text-properties officeooo:rsid="0014387f"/>
    </style:style>
    <style:style style:name="T10" style:family="text">
      <style:text-properties fo:font-size="10pt" style:font-size-asian="10pt" style:font-size-complex="10pt"/>
    </style:style>
    <style:style style:name="T11" style:family="text">
      <style:text-properties style:font-name="Snap ITC" fo:font-size="16pt"/>
    </style:style>
    <style:style style:name="T12" style:family="text">
      <style:text-properties style:font-name="Arial" fo:font-size="12pt"/>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ntents</text:p>
      <text:p text:style-name="P4"/>
      <text:list text:style-name="L1">
        <text:list-item>
          <text:p text:style-name="P7">Integers</text:p>
        </text:list-item>
        <text:list-item>
          <text:p text:style-name="P7">Strings</text:p>
        </text:list-item>
        <text:list-item>
          <text:p text:style-name="P7">Floats (DIY)</text:p>
        </text:list-item>
        <text:list-item>
          <text:p text:style-name="P7">Branching</text:p>
        </text:list-item>
        <text:list-item>
          <text:p text:style-name="P7">Lists</text:p>
        </text:list-item>
        <text:list-item>
          <text:p text:style-name="P7">Looping</text:p>
        </text:list-item>
        <text:list-item>
          <text:p text:style-name="P7">Dictionaries</text:p>
        </text:list-item>
        <text:list-item>
          <text:p text:style-name="P7">Function</text:p>
        </text:list-item>
        <text:list-item>
          <text:p text:style-name="P7">?</text:p>
        </text:list-item>
      </text:list>
      <text:p text:style-name="P3"/>
      <text:p text:style-name="P5">What you will need</text:p>
      <text:p text:style-name="P3"/>
      <text:p text:style-name="P3">You <text:span text:style-name="T1">only </text:span>need the following to join in the fun:</text:p>
      <text:list text:style-name="L2">
        <text:list-item>
          <text:p text:style-name="P8"><text:span text:style-name="T2">PC</text:span>. I'll assume that you have a Windows desktop or laptop.</text:p>
        </text:list-item>
        <text:list-item>
          <text:p text:style-name="P8"><text:span text:style-name="T2">Internet access</text:span>. Fast internet access is good. </text:p>
        </text:list-item>
      </text:list>
      <text:p text:style-name="P5">Resources</text:p>
      <text:p text:style-name="P3"/>
      <text:p text:style-name="P3">There are many ways to learn Python programming. Since you're reading this page, I'm assuming that you're using my notes. So I assume you have access to all of them. The notes are designed to be covered in 8 weeks.</text:p>
      <text:p text:style-name="P3"/>
      <text:p text:style-name="P3">If you're learning this in our Columbia College <text:span text:style-name="T9">Computer Science</text:span> Club (<text:span text:style-name="T9">CCCS</text:span>), then besides the notes you'll have the following resources:</text:p>
      <text:list text:style-name="L3">
        <text:list-item>
          <text:p text:style-name="P9">During club meetings you will work in <text:span text:style-name="T2">small groups</text:span>. Learning from each other helps to speed up your learning process.</text:p>
        </text:list-item>
        <text:list-item>
          <text:p text:style-name="P9">There are also <text:span text:style-name="T2">mentors</text:span> in the club that will help you learn. These mentors are Computer Science students in Columbia College.</text:p>
        </text:list-item>
        <text:list-item>
          <text:p text:style-name="P9">The club maintains a <text:span text:style-name="T2">message board</text:span> where you can interact outside the club meetings.</text:p>
        </text:list-item>
      </text:list>
      <text:p text:style-name="P3"/>
      <text:p text:style-name="P3">All the notes are free. Furthermore, I have selected reading material and references so that you may deepen your mastery of the Python programming. The extra references are freely available on the web. All these can be accessed through our club's web site.</text:p>
      <text:p text:style-name="P3"/>
      <text:p text:style-name="P5">What else you need before the fun begins</text:p>
      <text:p text:style-name="P3"/>
      <text:p text:style-name="P3">OK. So you have the equipment, you have the notes, and you're a member of <text:span text:style-name="T9">CCCS</text:span>. You're all fired up to have fun. But wait. There's something else ...</text:p>
      <text:p text:style-name="P6"><text:span text:style-name="T10">I need to talk about </text:span><text:span text:style-name="T6">you</text:span><text:span text:style-name="T7">.</text:span></text:p>
      <text:p text:style-name="P6"/>
      <text:p text:style-name="P3">Programming is like building something. While a electrical or computer engineer builds hardware (and more!), a software engineer builds software. Both hardware and software “thingies” that they build are like machines. </text:p>
      <text:p text:style-name="P3"/>
      <text:p text:style-name="P3">There are two main obstacles on your way to become a software engineer (and this is somewhat similar to the hardware engineers). First you will need to learn to use the tools. Next you need to know how to design a solution. You can think of your tools as things to help you transform your design to a real machine.</text:p>
      <text:p text:style-name="P3"/>
      <text:p text:style-name="P3">For writing programs in Python, the main tool will be a programming language called Python.</text:p>
      <text:p text:style-name="P3"/>
      <text:p text:style-name="P3"><draw:custom-shape text:anchor-type="paragraph" draw:z-index="0" draw:name="Shape1" draw:style-name="gr1" draw:text-style-name="P12" svg:width="2.524in" svg:height="1.9587in" svg:x="4.8465in" svg:y="0.2465in"><text:p text:style-name="P11"><text:span text:style-name="T11">Practice</text:span><text:span text:style-name="T12"> here means </text:span></text:p><text:p text:style-name="P11"><text:span text:style-name="T12">whenever you see a</text:span></text:p><text:p text:style-name="P11"><text:span text:style-name="T11">computer program</text:span><text:span text:style-name="T12">, </text:span></text:p><text:p text:style-name="P11"><text:span text:style-name="T12">you </text:span><text:span text:style-name="T11">type</text:span><text:span text:style-name="T12"> it, </text:span><text:span text:style-name="T11">run</text:span><text:span text:style-name="T12"> it, and </text:span></text:p><text:p text:style-name="P11"><text:span text:style-name="T11">understand</text:span><text:span text:style-name="T12"> why it behaves </text:span></text:p><text:p text:style-name="P11"><text:span text:style-name="T12">that way. Don't just stare </text:span></text:p><text:p text:style-name="P11"><text:span text:style-name="T12">at the program.</text:span></text:p><draw:enhanced-geometry svg:viewBox="0 0 21600 21600" draw:text-areas="800 800 20800 20800" draw:type="round-rectangular-callout" draw:modifiers="-3541.56808803301 21584.686281460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earning a programming language is no different from learning any other human language. Certain words have special meanings. And you basically use these words to control the PC. (There are details ... but we can ignore them for the time being).</text:p>
      <text:p text:style-name="P3"/>
      <text:p text:style-name="P3">Designing a solution more or less means planning out what you want to do. This is much harder than learning the tools.</text:p>
      <text:p text:style-name="P3"/>
      <text:p text:style-name="P6"><draw:custom-shape text:anchor-type="paragraph" draw:z-index="1" draw:name="Shape2" draw:style-name="gr1" draw:text-style-name="P12" svg:width="2.524in" svg:height="1.4551in" svg:x="4.8465in" svg:y="1.0417in"><text:p text:style-name="P11"><text:span text:style-name="T11">Persevere</text:span><text:span text:style-name="T12"> here means </text:span></text:p><text:p text:style-name="P11"><text:span text:style-name="T12">don't give up! Programming is</text:span></text:p><text:p text:style-name="P11"><text:span text:style-name="T12">partly like learning to use a new</text:span></text:p><text:p text:style-name="P11"><text:span text:style-name="T12">language. So the first few weeks</text:span></text:p><text:p text:style-name="P11"><text:span text:style-name="T12">will be difficult. After that, it get</text:span></text:p><text:p text:style-name="P11"><text:span text:style-name="T12">easier and easier.</text:span></text:p><draw:enhanced-geometry svg:viewBox="0 0 21600 21600" draw:text-areas="800 800 20800 20800" draw:type="round-rectangular-callout" draw:modifiers="-3095.90096286107 5420.61068702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10">But back to learning the language of Python. Much of learning the language is actually very simple. The only thing you need to do in order to know the language well is to</text:span> <text:span text:style-name="T4">practice</text:span><text:span text:style-name="T8"> </text:span><text:s/><text:span text:style-name="T10">using the language. Like learning any other language, this takes time. Much of remembering the words or grammar of a language involves repetitive usage. Therefore you need to </text:span><text:span text:style-name="T4">persevere</text:span><text:span text:style-name="T10"> and</text:span> <text:span text:style-name="T4">be</text:span><text:span text:style-name="T5"> </text:span><text:span text:style-name="T4">patient</text:span>. <text:span text:style-name="T10">I guarantee you that your patience will be greatly rewarded. </text:span></text:p>
      <text:p text:style-name="P3"/>
      <text:p text:style-name="P6"><text:span text:style-name="T10">Remember to make full use of the resources available.</text:span> <text:span text:style-name="T3">Read</text:span> <text:span text:style-name="T10">the notes and if necessary the references. Practice using the Python language to </text:span><text:span text:style-name="T3">solve problems</text:span> <text:span text:style-name="T10">given in the notes. </text:span><text:span text:style-name="T3">Ask</text:span> <text:span text:style-name="T10">questions during club meetings. If you</text:span> <text:span text:style-name="T10">need help outside the club meetings, use the message board. Let's not only have fun, but have fun together by learning together. Your club members will be really grateful if you can answer their questions on the message board. </text:span></text:p>
      <text:p text:style-name="P3"/>
      <text:p text:style-name="P3">If you are determined to learn to program, then you will. Someone will be around to help you.</text:p>
      <text:p text:style-name="P6"/>
      <text:p text:style-name="P3">OK. Enough talk. Let the fun begin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pitch="variable"/>
    <style:font-face style:name="Curlz MT" svg:font-family="'Curlz MT'" style:font-family-generic="decorative" style:font-pitch="variable"/>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officeooo:rsid="0015a3ed"/>
    </style:style>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ython Programming Part 1 v0.<text:span text:style-name="MT1">3</text:span> <text:s text:c="16"/><text:tab/>Contents</text:p>
      </style:header>
      <style:footer>
        <text:p text:style-name="MP2">©Yihsiang Liow <text:tab/><text:page-number text:select-page="current">4</text:page-number> of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d6e8b0f3fc6e8af2b00cf4969fd0d2fa45b9a62e</meta:generator>
    <meta:initial-creator>Yihsiang Liow</meta:initial-creator>
    <meta:creation-date>2005-12-14T10:14:39</meta:creation-date>
    <dc:date>2024-07-18T11:29:57.995528580</dc:date>
    <dc:language>en-US</dc:language>
    <meta:editing-cycles>203</meta:editing-cycles>
    <meta:editing-duration>P3DT2H24M17S</meta:editing-duration>
    <meta:document-statistic meta:table-count="0" meta:image-count="0" meta:object-count="0" meta:page-count="4" meta:paragraph-count="35" meta:word-count="617" meta:character-count="3501" meta:non-whitespace-character-count="2910"/>
    <meta:user-defined meta:name="Info 1"/>
    <meta:user-defined meta:name="Info 2"/>
    <meta:user-defined meta:name="Info 3"/>
    <meta:user-defined meta:name="Info 4"/>
  </office:meta>
</office:document-meta>
</file>